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8.494cm" fo:margin-left="0cm" table:align="left"/>
    </style:style>
    <style:style style:name="Tabella1.A" style:family="table-column">
      <style:table-column-properties style:column-width="4.643cm"/>
    </style:style>
    <style:style style:name="Tabella1.B" style:family="table-column">
      <style:table-column-properties style:column-width="13.852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Contents">
      <style:paragraph-properties fo:margin-top="0cm" fo:margin-bottom="0cm" loext:contextual-spacing="false" fo:text-align="start" style:justify-single-word="false"/>
      <style:text-properties fo:font-size="9pt"/>
    </style:style>
    <style:style style:name="P3"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4"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5"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6"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7"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8"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9"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10"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11"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12"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officeooo:paragraph-rsid="000223a7" fo:background-color="transparent" fo:padding="0cm" fo:border="non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15"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6"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7"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officeooo:paragraph-rsid="000223a7"/>
    </style:style>
    <style:style style:name="P19"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1"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text-properties fo:font-variant="normal" fo:text-transform="none" fo:color="#707070" style:font-name="Arial" fo:font-size="9.75pt" fo:letter-spacing="normal" fo:font-style="normal" fo:font-weight="normal"/>
    </style:style>
    <style:style style:name="T1" style:family="text">
      <style:text-properties fo:color="#f39c12" style:text-line-through-style="none" style:text-line-through-type="none" style:text-underline-style="none" style:text-blinking="false" fo:padding="0cm" fo:border="none"/>
    </style:style>
    <style:style style:name="T2" style:family="text">
      <style:text-properties fo:color="#f39c12" style:text-line-through-style="none" style:text-line-through-type="none" fo:font-size="9pt" style:text-underline-style="none" style:text-blinking="false" fo:padding="0cm" fo:border="none"/>
    </style:style>
    <style:style style:name="T3"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4" style:family="text">
      <style:text-properties fo:font-variant="normal" fo:text-transform="none" fo:color="#707070" style:font-name="Arial" fo:font-size="9pt" fo:letter-spacing="normal" fo:font-style="normal" fo:font-weight="normal" fo:padding="0cm" fo:border="none"/>
    </style:style>
    <style:style style:name="T5" style:family="text">
      <style:text-properties fo:font-variant="normal" fo:text-transform="none" fo:color="#707070" style:font-name="Arial" fo:font-size="9.75pt" fo:letter-spacing="normal" fo:font-style="normal" fo:font-weight="normal"/>
    </style:style>
    <style:style style:name="T6" style:family="text">
      <style:text-properties fo:font-variant="normal" fo:text-transform="none" fo:color="#707070" fo:letter-spacing="normal" fo:padding="0cm" fo:border="none"/>
    </style:style>
    <style:style style:name="T7"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background-color="transparent" loext:char-shading-value="0" fo:padding="0cm" fo:border="none"/>
    </style:style>
    <style:style style:name="T8"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style:style style:name="T9"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2.117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1.588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Introduction"/>Introduction</text:h>
      <text:p text:style-name="P4">Auchindoun is one of the new 5 man dungeons that can be located in the middle of the Talador Zone on Draenor. This dungeon has got a total of four bosses and is accessible on Normal, Heroic and Challenge modes. There are no major changes to the mechanics of the encounters on Heroic mode, however you will need to keep in mind that all abilities will deal more damage. In this guide you will be able to find information such as boss abilities, boss loot and also a guide for each of the separate boss fights. Look out for the <text:s/>Heroic Mode icon throughout this guide to see what differs on the Heroic mode versions of these encounters.</text:p>
      <text:p text:style-name="P3"/>
      <text:h text:style-name="P9" text:outline-level="1"><text:bookmark text:name="General_Information"/>General Information</text:h>
      <text:p text:style-name="P4">Below you are able to view a range of general information about this dungeon such as its map, any related video guides we may have put out and also any achievements that you are able to earn.</text:p>
      <text:h text:style-name="P10" text:outline-level="2"><text:bookmark text:name="Map"/>Map</text:h>
      <text:p text:style-name="P3"/>
      <text:p text:style-name="P4">This dungeon is all on one level and you start off by going to the far left hand side in order to face Vigilant Kaathar. Once you have defeated him you move back the way you came to the centre of the main pathway where you will face the second boss who goes by the name of Soulbinder Nyami. Once she has been defeated you move over to the far right hand side of the Dungeon in order to face the third boss, Azzakel, Vanguard of the Legion and once he has been defeated there is a teleport device just below him in order to move to the very centre of the Dungeon to take on the final boss, Teron’gor.</text:p>
      <text:h text:style-name="P10" text:outline-level="2"><text:bookmark text:name="Videos"/>Videos</text:h>
      <text:p text:style-name="P4">Below is our video guide for this Warlords of Draenor dungeon. Within it is the strategy for both the Normal and Heroic versions of this dungeon.</text:p>
      <text:h text:style-name="P10" text:outline-level="2"><text:bookmark text:name="Achievements"/>Achievements</text:h>
      <text:p text:style-name="P1"><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8">Achievement Name</text:p>
          </table:table-cell>
          <table:table-cell table:style-name="Tabella1.A1" office:value-type="string">
            <text:p text:style-name="P8">Requirements</text:p>
          </table:table-cell>
        </table:table-row>
        <table:table-row table:style-name="Tabella1.1">
          <table:table-cell table:style-name="Tabella1.A2" office:value-type="string">
            <text:p text:style-name="P13"><text:s/><text:span text:style-name="T1">…</text:span><text:span text:style-name="T2">They All Fall Down</text:span></text:p>
          </table:table-cell>
          <table:table-cell table:style-name="Tabella1.A2" office:value-type="string">
            <text:p text:style-name="P14">Defeat Soulbinder Nyami after defeating 12 fallen Auchenai protectors within 3 seconds on Heroic difficulty.</text:p>
          </table:table-cell>
        </table:table-row>
        <table:table-row table:style-name="Tabella1.1">
          <table:table-cell table:style-name="Tabella1.A2" office:value-type="string">
            <text:p text:style-name="P13"><text:s/><text:span text:style-name="T2">Auchindoun</text:span></text:p>
          </table:table-cell>
          <table:table-cell table:style-name="Tabella1.A2" office:value-type="string">
            <text:p text:style-name="P14">Defeat Teron’gor in Auchindoun.</text:p>
          </table:table-cell>
        </table:table-row>
        <table:table-row table:style-name="Tabella1.1">
          <table:table-cell table:style-name="Tabella1.A2" office:value-type="string">
            <text:p text:style-name="P13"><text:s/><text:span text:style-name="T2">Heroic: Auchindoun</text:span></text:p>
          </table:table-cell>
          <table:table-cell table:style-name="Tabella1.A2" office:value-type="string">
            <text:p text:style-name="P14">Defeat Teron’gor in Auchindoun on Heroic difficulty.</text:p>
          </table:table-cell>
        </table:table-row>
        <table:table-row table:style-name="Tabella1.1">
          <table:table-cell table:style-name="Tabella1.A2" office:value-type="string">
            <text:p text:style-name="P13"><text:s/><text:span text:style-name="T2">Heroic: Auchindoun Guild Run</text:span></text:p>
          </table:table-cell>
          <table:table-cell table:style-name="Tabella1.A2" office:value-type="string">
            <text:p text:style-name="P14">Defeat Teron’gor in Auchindoun on Heroic difficulty while in a guild group.</text:p>
          </table:table-cell>
        </table:table-row>
        <table:table-row table:style-name="Tabella1.1">
          <table:table-cell table:style-name="Tabella1.A2" office:value-type="string">
            <text:p text:style-name="P13"><text:s/><text:span text:style-name="T2">Auchindoun Challenger</text:span></text:p>
          </table:table-cell>
          <table:table-cell table:style-name="Tabella1.A2" office:value-type="string">
            <text:p text:style-name="P14">Complete the Auchindoun Challenge Mode.</text:p>
          </table:table-cell>
        </table:table-row>
        <table:table-row table:style-name="Tabella1.1">
          <table:table-cell table:style-name="Tabella1.A2" office:value-type="string">
            <text:p text:style-name="P13"><text:s/><text:span text:style-name="T2">Auchindoun: Bronze</text:span></text:p>
          </table:table-cell>
          <table:table-cell table:style-name="Tabella1.A2" office:value-type="string">
            <text:p text:style-name="P14">Complete the Auchindoun Challenge Mode with a rating of Bronze or better.</text:p>
          </table:table-cell>
        </table:table-row>
        <table:table-row table:style-name="Tabella1.1">
          <table:table-cell table:style-name="Tabella1.A2" office:value-type="string">
            <text:p text:style-name="P13"><text:s/><text:span text:style-name="T2">Auchindoun: Silver</text:span></text:p>
          </table:table-cell>
          <table:table-cell table:style-name="Tabella1.A2" office:value-type="string">
            <text:p text:style-name="P14">Complete the Auchindoun Challenge Mode with a rating of Silver or better.</text:p>
          </table:table-cell>
        </table:table-row>
        <table:table-row table:style-name="Tabella1.1">
          <table:table-cell table:style-name="Tabella1.A2" office:value-type="string">
            <text:p text:style-name="P13"><text:s/><text:span text:style-name="T2">Auchindoun: Gold</text:span></text:p>
          </table:table-cell>
          <table:table-cell table:style-name="Tabella1.A2" office:value-type="string">
            <text:p text:style-name="P2">Complete the Auchindoun Challenge Mode with a rating of Gold.</text:p>
          </table:table-cell>
        </table:table-row>
      </table:table>
      <text:h text:style-name="P9" text:outline-level="1"><text:bookmark text:name="Bosses"/>Bosses</text:h>
      <text:p text:style-name="P4">We have seperated the following section into four different sections in order to list the different abilities the bosses have <text:soft-page-break/>and how to deal with them.</text:p>
      <text:h text:style-name="P10" text:outline-level="2"><text:bookmark text:name="Vigilant_Kaathar"/>Vigilant Kaathar</text:h>
      <text:p text:style-name="P5"/>
      <text:p text:style-name="P6">The first boss you will come across is Vigilant Kaathar. Despite only having four core abilities he will be able to destroy your group in a matter of seconds if you do not move at the right time. Below is a list of this bosses abilities as well as how you should deal with them on both the Normal and Heroic mode versions of this encounter.</text:p>
      <text:p text:style-name="P7"><text:span text:style-name="Emphasis"><text:span text:style-name="T3">The Defense Construct assaults players with a flurry of Holy attacks and two massive shields for weapons. When he hurls his Holy Shield at his enemies, players may also use it to protect themselves from his </text:span></text:span><text:span text:style-name="Emphasis"><text:span text:style-name="T7">Consecrated Light</text:span></text:span><text:span text:style-name="Emphasis"><text:span text:style-name="T3"> attack.</text:span></text:span></text:p>
      <text:h text:style-name="P11" text:outline-level="3"><text:bookmark text:name="Abilities"/>Abilities</text:h>
      <text:list xml:id="list3670189316143681505" text:style-name="L1">
        <text:list-item>
          <text:p text:style-name="P16"><text:span text:style-name="T9">Holy Shield</text:span><text:span text:style-name="T5"> – Throws a shield of Holy energy, inflicting Holy damage upon impact and additionally blocking sight and movement for 20.5 sec.</text:span></text:p>
          <text:list>
            <text:list-item>
              <text:p text:style-name="P16"><text:span text:style-name="T9">Consecrated Light</text:span><text:span text:style-name="T5"> – Channels consecrated power, inflicting increasing Holy damage to all enemies every second for 9 sec.</text:span></text:p>
            </text:list-item>
          </text:list>
        </text:list-item>
        <text:list-item>
          <text:p text:style-name="P16"><text:span text:style-name="T9">Sanctified Strike</text:span><text:span text:style-name="T5"> – Creates a fissure of Holy energy, inflicting Holy damage to enemies who remain in the Sanctified Ground.</text:span></text:p>
        </text:list-item>
        <text:list-item>
          <text:p text:style-name="P16"><text:span text:style-name="T9">Hallowed Ground</text:span><text:span text:style-name="T5"> – Creates a patch of Hallowed Ground, inflicting 20,600 Holy damage to enemies within 8 yards when triggered.</text:span></text:p>
          <text:list>
            <text:list-item>
              <text:p text:style-name="P16"><text:span text:style-name="T9">Fate</text:span><text:span text:style-name="T5"> – Focuses pious energy, erupting all of the Hallowed Ground immediately.</text:span></text:p>
            </text:list-item>
          </text:list>
        </text:list-item>
      </text:list>
      <text:h text:style-name="P11" text:outline-level="3"><text:bookmark text:name="Guide"/>Guide</text:h>
      <text:p text:style-name="P5"/>
      <text:p text:style-name="P7"><text:span text:style-name="T4">The main ability that you have to be aware of is </text:span><text:span text:style-name="T8">Consecrated Light</text:span><text:span text:style-name="T4"> as this has the ability to deal high amounts of damage to all of your party members in a very short space of time. In order to dodge the damage from this you will need to wait for the Protector to use his </text:span><text:span text:style-name="T8">Holy Shield</text:span><text:span text:style-name="T4">ability and throw one of his shields at a party member.</text:span></text:p>
      <text:p text:style-name="P5"/>
      <text:p text:style-name="P7"><text:span text:style-name="T4">When the shield has been thrown at a party member you will want to move close to it so that you are able to Line of Sight the Protector behind it as soon as he begins to cast </text:span><text:span text:style-name="T8">Consecrated Light</text:span><text:span text:style-name="T4"> so that you don’t take any damage from it. Once he has finished the cast you will be safe to spread out again and continue to deal damage to the boss while avoiding his other abilities.</text:span></text:p>
      <text:p text:style-name="P5"/>
      <text:p text:style-name="P7"><text:span text:style-name="T4">The next ability that you are going to have to dodge is his </text:span><text:span text:style-name="T8">Sanctified Strike</text:span><text:span text:style-name="T4"> which is a slight flash back to the Lei Shen encounter in the Throne of Thunder and his Lightning Whip ability. You will begin to see the cast animation for </text:span><text:span text:style-name="T8">Sanctified Strike</text:span><text:span text:style-name="T4"> on the ground and then a few seconds later the ability will go off and deal damage to anyone that is standing in the impact location. You simply need to move away from the cast location before the ability goes off. It is also worth noting that you are not able to jump over the little forks of holy energy on the ground without taking any damage, you instead need to run all the way around it.</text:span></text:p>
      <text:p text:style-name="P5"/>
      <text:p text:style-name="P7"><text:span text:style-name="T4">The final ability that you are going to have to deal with is </text:span><text:span text:style-name="T8">Hallowed Ground</text:span><text:span text:style-name="T4"> and this causes the Protector to begin spawning an orb of energy at your current location and after a few seconds it will trigger and deal damage to all enemies within 8 yards. For this you need to make sure that your party is spread out so that people don’t take damage from unnecessary triggers, if any happen to go off. You are able to avoid the damage from these orbs by moving away from them as they are spawning and then by not running through them. <text:s/>On the Heroic mode version of this fight the Protector will gain an extra ability called </text:span><text:span text:style-name="T8">Fate</text:span><text:span text:style-name="T4"> which will allow him to detonate any </text:span><text:span text:style-name="T8">Hallowed Ground</text:span><text:span text:style-name="T4"> orbs when the spell is cast. You need to make sure that you are not standing near the orbs when this is cast as you will take a high amount of damage and may cause issues for your healer.</text:span></text:p>
      <text:h text:style-name="P10" text:outline-level="2"><text:bookmark text:name="Soulbinder_Nyami"/><text:soft-page-break/>Soulbinder Nyami</text:h>
      <text:p text:style-name="P5"/>
      <text:p text:style-name="P6">The second boss you will fight is Soulbinder Nyami. Throughout the fight she will summon different sets of spirits in order to aid her in battle and stop you from advancing in Auchindoun. Below is a list of this bosses abilities as well as how you should deal with them on both the Normal and Heroic mode versions of this encounter.</text:p>
      <text:p text:style-name="P7"><text:span text:style-name="Emphasis"><text:span text:style-name="T3">Soulbinder Nyami twists the spirits of fallen Auchindoun partisans into weapons of her own will. Whilst combating these spirits, players should be aware of her deadly torus-shaped spell, </text:span></text:span><text:span text:style-name="Emphasis"><text:span text:style-name="T7">Soul Vessel</text:span></text:span></text:p>
      <text:h text:style-name="P12" text:outline-level="3"><text:bookmark text:name="Abilities-2"/>Abilities</text:h>
      <text:list xml:id="list2132148930242972777" text:style-name="L2">
        <text:list-item>
          <text:p text:style-name="P18"><text:span text:style-name="T9">Soulbinder Nyami</text:span></text:p>
          <text:list>
            <text:list-item>
              <text:p text:style-name="P17"><text:span text:style-name="T9">Mind Spike</text:span><text:span text:style-name="T5"> – Blasts the target for 20,600 Shadowfrost damage.</text:span></text:p>
            </text:list-item>
            <text:list-item>
              <text:p text:style-name="P17"><text:span text:style-name="T9">Shadow Word: Pain</text:span><text:span text:style-name="T5"> – A word of darkness that causes 10,300 Shadow damage instantly, and an additional 7,725 Shadow damage every 1.5 sec. over 9 sec.</text:span></text:p>
            </text:list-item>
            <text:list-item>
              <text:p text:style-name="P17"><text:span text:style-name="T9">Soul Vessel</text:span><text:span text:style-name="T5"> – Twists the souls of fallen Draenei, forming multiple tori of Shadow damage at a specific location.</text:span></text:p>
            </text:list-item>
          </text:list>
        </text:list-item>
        <text:list-item>
          <text:p text:style-name="P17"><text:span text:style-name="T9">Torn Spirits</text:span><text:span text:style-name="T5"> – Rips the spirits out of fallen Auchenai protectors, forcing them to fight.</text:span></text:p>
          <text:list>
            <text:list-item>
              <text:p text:style-name="P17"><text:span text:style-name="T9">Spiteful Arbiter</text:span></text:p>
              <text:list>
                <text:list-item>
                  <text:p text:style-name="P17"><text:span text:style-name="T9">Arbiter's Hammer</text:span><text:span text:style-name="T5"> – Stuns a target, inflicting frequent Holy damage to additional allies within 5 yards.</text:span></text:p>
                </text:list-item>
                <text:list-item>
                  <text:p text:style-name="P17"><text:span text:style-name="T9">Radiant Fury</text:span><text:span text:style-name="T5"> – Charges a target, creating multiple prisms of Holy energy which radiate away from the caster. These prisms inflict Holy damage upon contact.</text:span></text:p>
                </text:list-item>
              </text:list>
            </text:list-item>
            <text:list-item>
              <text:p text:style-name="P17"><text:span text:style-name="T9">Twisted Magus</text:span></text:p>
              <text:list>
                <text:list-item>
                  <text:p text:style-name="P17"><text:span text:style-name="T9">Arcane Bolt</text:span><text:span text:style-name="T5"> – Blasts a target with a burst of Arcane energy, inflicting 10,300 Arcane damage.</text:span></text:p>
                </text:list-item>
                <text:list-item>
                  <text:p text:style-name="P17"><text:span text:style-name="T9">Arcane Bomb</text:span><text:span text:style-name="T5"> – Focuses nearby Arcane energies into several orbs of immense power. Upon contact or after 10 sec, these orbs explode, inflicting 15,450 Arcane damage to enemies within 5 yards.</text:span></text:p>
                </text:list-item>
              </text:list>
            </text:list-item>
            <text:list-item>
              <text:p text:style-name="P17"><text:span text:style-name="T9">Malefic Defender</text:span><text:span text:style-name="T5"> – Donning mace and shield, Malefic Defenders compulsively defend Soulbinder Nyami.</text:span></text:p>
            </text:list-item>
          </text:list>
        </text:list-item>
      </text:list>
      <text:h text:style-name="P11" text:outline-level="3"><text:bookmark text:name="Guide-2"/>Guide</text:h>
      <text:p text:style-name="P5"/>
      <text:p text:style-name="P7"><text:span text:style-name="T4">Throughout the fight Soulbinder Nyami will cast her </text:span><text:span text:style-name="T8">Torn Spirits</text:span><text:span text:style-name="T4"> ability which will cause her to summon 3 spirits into the fight which will attack players. Ideally you want to kill these off as fast as possible due to the amount of damage that they can deal to your party.</text:span></text:p>
      <text:p text:style-name="P5"/>
      <text:p text:style-name="P7"><text:span text:style-name="T4">Every now and then the </text:span><text:span text:style-name="T8">Spiteful Arbiter</text:span><text:span text:style-name="T4"> will cast </text:span><text:span text:style-name="T8">Arbiter's Hammer</text:span><text:span text:style-name="T4"> which will stun a random member of your party and will also randomly charge a target while casting </text:span><text:span text:style-name="T8">Radiant Fury</text:span><text:span text:style-name="T4">. You should move away from the yellow prisms of energy that are coming out from the add and try to keep players alive that have been stunned. When the </text:span><text:span text:style-name="T8">Twisted Magus</text:span><text:span text:style-name="T4"> is casting </text:span><text:span text:style-name="T8">Arcane Bolt</text:span><text:span text:style-name="T4"> you should interrupt it as much as possible to reduce overall party damage and move away from the </text:span><text:span text:style-name="T8">Arcane Bomb</text:span><text:span text:style-name="T4"> when they spawn.</text:span></text:p>
      <text:p text:style-name="P5"/>
      <text:p text:style-name="P7"><text:span text:style-name="T4">While everything else is going on with the adds she will also cast </text:span><text:span text:style-name="T8">Soul Vessel</text:span><text:span text:style-name="T4"> which will spawn a protective bubble on the ground with an arrow above it. After a few seconds shadow damage will begin pulsing on the party and the only way to avoid it is by moving into the protective bubble as soon as possible.</text:span></text:p>
      <text:p text:style-name="P7"><text:span text:style-name="T4">As for Nyami’s other spells you will simply need to heal through the </text:span><text:span text:style-name="T8">Mind Spike</text:span><text:span text:style-name="T4"> damage or try to interrupt the cast as much as possible and your healer will want to dispel </text:span><text:span text:style-name="T8">Shadow Word: Pain</text:span><text:span text:style-name="T4"> off players as soon as possible to reduce the overall party damage. <text:s/>There are no notable changes for this encounter on Heroic mode, but keep in mind that most abilities and attacks will deal significantly more damage.</text:span></text:p>
      <text:h text:style-name="P10" text:outline-level="2"><text:bookmark text:name="Azzakel_Vanguard_of_the_Legion"/><text:soft-page-break/>Azzakel, Vanguard of the Legion</text:h>
      <text:p text:style-name="P5"/>
      <text:p text:style-name="P6">The third boss you will encounter goes by the name of Azzakel, Vanguard of the Legion and despite having one of the more awesome titles you will ever come across, this encounter can get overwhelmed by flaming imps jumping around in a matter of moments. At certain times during the encounter Azzakel will become immune, fly up into the air and begin to summon demons to aid him in battle.</text:p>
      <text:p text:style-name="P7"><text:span text:style-name="Emphasis"><text:span text:style-name="T3">Azzakel alternates between engaging players directly in combat and summoning reinforcements form the demon world Argus. While summoning reinforcements, Azzakel cannot be attacked and players should focus on quickly defeating the reinforcements that emerge from the portal, so that they are not overwhelmed as more demons invade.</text:span></text:span></text:p>
      <text:h text:style-name="P11" text:outline-level="3"><text:bookmark text:name="Abilities-3"/>Abilities</text:h>
      <text:list xml:id="list8089657851274773338" text:style-name="L3">
        <text:list-item>
          <text:p text:style-name="P19"><text:span text:style-name="T9">Azzakel</text:span></text:p>
          <text:list>
            <text:list-item>
              <text:p text:style-name="P19"><text:span text:style-name="T9">Fel Lash</text:span><text:span text:style-name="T5"> – Azzakel lashes out with a blow backed by Fel energy, inflicting Physical damage, knocking the targeted player back, and increasing the player’s Physical damage taken by 100% for 7.5 sec.</text:span></text:p>
            </text:list-item>
            <text:list-item>
              <text:p text:style-name="P19"><text:span text:style-name="T9">Curtain of Flame</text:span><text:span text:style-name="T5"> – Azzakel engulfs a player in Fel flame, inflicting 15,000 Fire damage to the affected player every 3 sec. for 9 sec. When Curtain of Flame deals damage, it will also spread to any other players within 5 yds. of the affected player.</text:span></text:p>
            </text:list-item>
            <text:list-item>
              <text:p text:style-name="P19"><text:span text:style-name="T9">Malevolent Crash</text:span><text:span text:style-name="T5"> – Azzakel slams into the ground, creating a pool of Fel energy.</text:span></text:p>
              <text:list>
                <text:list-item>
                  <text:p text:style-name="P19"><text:span text:style-name="T9">Fel Pool</text:span><text:span text:style-name="T5"> – Players in a Fel Pool suffer 12,500 Fire damage every 1 sec. for until cancelled. <text:s/>In Heroic and Challenge Mode difficulties, Fel Sparks shoot out from the Fel Pool when it is created.</text:span></text:p>
                  <text:list>
                    <text:list-item>
                      <text:p text:style-name="P19"><text:span text:style-name="T9">Fel Spark</text:span><text:span text:style-name="T5"> – Tendrils of Fel fire reach out from a Fel Pool, leaving burning patches of flame on the ground. These patches inflict 12,500 Fire damage every 1 sec. to any players within them.</text:span></text:p>
                    </text:list-item>
                  </text:list>
                </text:list-item>
              </text:list>
            </text:list-item>
            <text:list-item>
              <text:p text:style-name="P19"><text:span text:style-name="T9">Claws of Argus</text:span><text:span text:style-name="T5"> – Azzakel becomes immune to damage and opens the Claws of Argus, his portal to the demon homeworld. Demons spew forth from the portal for the duration of the channel.</text:span></text:p>
              <text:list>
                <text:list-item>
                  <text:p text:style-name="P19"><text:span text:style-name="T9">Blazing Trickster</text:span></text:p>
                  <text:list>
                    <text:list-item>
                      <text:p text:style-name="P19"><text:span text:style-name="T9">Felblast</text:span><text:span text:style-name="T5"> – The Blazing Trickster conjures a blast of Fel fire, inflicting 65,000 Fire damage to the target.</text:span></text:p>
                    </text:list-item>
                  </text:list>
                </text:list-item>
                <text:list-item>
                  <text:p text:style-name="P19"><text:span text:style-name="T9">Cackling Pyromaniac</text:span></text:p>
                  <text:list>
                    <text:list-item>
                      <text:p text:style-name="P19"><text:span text:style-name="T9">Conflagration</text:span><text:span text:style-name="T5"> – Blazing Tricksters are wreathed in intense flames, burning any targets who come too close to them. Burned targets are disoriented and suffer 12,000 Fire damage every sec. for 5 sec.</text:span></text:p>
                    </text:list-item>
                  </text:list>
                </text:list-item>
                <text:list-item>
                  <text:p text:style-name="P19"><text:span text:style-name="T9">Felguard</text:span></text:p>
                  <text:list>
                    <text:list-item>
                      <text:p text:style-name="P19"><text:span text:style-name="T9">Fel Stomp</text:span><text:span text:style-name="T5"> – Stomps the ground with fel-infused might, inflicting 50,001 Physical damage to all targets within a cone in front of the caster, and knocking them back.</text:span></text:p>
                    </text:list-item>
                  </text:list>
                </text:list-item>
              </text:list>
            </text:list-item>
          </text:list>
        </text:list-item>
      </text:list>
      <text:h text:style-name="P11" text:outline-level="3"><text:bookmark text:name="Guide-3"/>Guide</text:h>
      <text:p text:style-name="P5"/>
      <text:p text:style-name="P7"><text:span text:style-name="T4">Let’s first take a look at the demons that Azzakel can summon into the fight. When he becomes immune he will summon </text:span><text:span text:style-name="T8">Blazing Tricksters</text:span><text:span text:style-name="T4">, </text:span><text:span text:style-name="T8">Cackling Pyromaniacs</text:span><text:span text:style-name="T4"> and </text:span><text:span text:style-name="T8">Felguards</text:span><text:span text:style-name="T4"> to aid him in battle. You want your tank to pick up the </text:span><text:span text:style-name="T8">Felguard</text:span><text:span text:style-name="T4"> as soon as possible and prepare for heavy hitting damage, and then kill the Felguard as a second priority after dealing with the </text:span><text:span text:style-name="T8">Blazing Trickster</text:span><text:span text:style-name="T4"> that spawns. You want to either interrupt or kill them before they get a chance to cast </text:span><text:span text:style-name="T8">Felblast</text:span><text:span text:style-name="T4"> as it will deal a very high amount of damage to their target. The Trickster’s should be of the highest priority to deal with. Once the Felguard and Tricksters have been dealt with you should kill any remaining </text:span><text:span text:style-name="T8">Cackling Pyromaniacs</text:span><text:span text:style-name="T4"> while making sure you don’t get close to them so you can avoid their </text:span><text:span text:style-name="T8">Conflagration</text:span><text:span text:style-name="T4"> ability.</text:span></text:p>
      <text:p text:style-name="P5"/>
      <text:p text:style-name="P7"><text:span text:style-name="T4">When you are fighting Azzakel he will randomly cast </text:span><text:span text:style-name="T8">Fel Lash</text:span><text:span text:style-name="T4"> on his target and you simply need to heal through the damage that has been dealt to that player. He will also cast </text:span><text:span text:style-name="T8">Curtain of Flame</text:span><text:span text:style-name="T4"> on random players in the party and if you get this debuff on you, you need to make sure you aren’t standing near anyone else as they will take damage from it and will also spread to that other player. Healers simply need to heal through the damage that is being dealt.</text:span></text:p>
      <text:p text:style-name="P5"><text:soft-page-break/></text:p>
      <text:p text:style-name="P7"><text:span text:style-name="T4">You should try and avoid the area where Azzakel is going to land when he casts </text:span><text:span text:style-name="T8">Malevolent Crash</text:span><text:span text:style-name="T4"> and after this ability has been cast you will not want to stand in the </text:span><text:span text:style-name="T8">Fel Pool</text:span><text:span text:style-name="T4"> as it will cause you to take damage every second. Standard </text:span><text:span text:style-name="Emphasis"><text:span text:style-name="T3">don’t stand in the fire</text:span></text:span><text:span text:style-name="T4">mechanics apply here.</text:span></text:p>
      <text:p text:style-name="P7"><text:span text:style-name="T6"><text:s/></text:span><text:span text:style-name="T4">On Heroic mode you will also have to deal with a new ability called </text:span><text:span text:style-name="T8">Fel Spark</text:span><text:span text:style-name="T4"> which will basically cause more fire to be spawned on the ground. Once again, you need to avoid standing in this fire as it will deal a moderate amount of damage to you every second. Because of the amount of fire in Heroic mode you may also want to try and position your party in such a way that the initial </text:span><text:span text:style-name="T8">Fel Pool</text:span><text:span text:style-name="T4">‘s that are created are close together giving you more room to move around if needed.</text:span></text:p>
      <text:h text:style-name="P10" text:outline-level="2"><text:bookmark text:name="Teron8217gor"/>Teron’gor</text:h>
      <text:p text:style-name="P5"/>
      <text:p text:style-name="P6">The final boss you are going to encounter in this dungeon is Teron’gor. Teron’gor is one of Gul’dan’s agents and is a very powerful Warlock. He will use the might of Destruction, Affliction and Demonology in order to try and bring down your party.</text:p>
      <text:p text:style-name="P7"><text:span text:style-name="Emphasis"><text:span text:style-name="T3">Teron’gor is a powerful warlock. At 75% health, he will drain and corrupt the power of the soul of one of the ancient spirits of Auchindoun, healing to full and gaining powers of either a Demonology, Destruction or Affliction warlock depending on which spirit he drains.</text:span></text:span></text:p>
      <text:h text:style-name="P11" text:outline-level="3"><text:bookmark text:name="Abilities-4"/>Abilities</text:h>
      <text:list xml:id="list5422566147086373461" text:style-name="L4">
        <text:list-item>
          <text:p text:style-name="P21">Stage One: Teron’gor</text:p>
          <text:list>
            <text:list-item>
              <text:p text:style-name="P20"><text:span text:style-name="T9">Teron’gor</text:span></text:p>
              <text:list>
                <text:list-item>
                  <text:p text:style-name="P20"><text:span text:style-name="T9">Shadow Bolt</text:span><text:span text:style-name="T5"> – Fires a bolt of shadow energy at the targeted player, inflicting 20,000 Shadow damage.</text:span></text:p>
                </text:list-item>
                <text:list-item>
                  <text:p text:style-name="P20"><text:span text:style-name="T9">Corruption</text:span><text:span text:style-name="T5"> – Corrupts the targets blood with malevolent energy, inflicting 15,000 Shadow damage every 3 sec. for 18 sec.</text:span></text:p>
                </text:list-item>
                <text:list-item>
                  <text:p text:style-name="P20"><text:span text:style-name="T9">Drain Life</text:span><text:span text:style-name="T5"> – Drains the life from a player, inflicting 25,000 Shadow damage to them every 3 sec. for 6 sec. Each time it deals damage it also restores 5% of Teron’gor’s health.</text:span></text:p>
                </text:list-item>
                <text:list-item>
                  <text:p text:style-name="P20"><text:span text:style-name="T9">Rain of Fire</text:span><text:span text:style-name="T5"> – Firey meteors rain down at the targetted location, inflicting 25,000 Fire damage to all enemies within the area every 2 sec for 8 sec.</text:span></text:p>
                </text:list-item>
              </text:list>
            </text:list-item>
          </text:list>
        </text:list-item>
        <text:list-item>
          <text:p text:style-name="P21">Stage Two: Devoured Souls</text:p>
          <text:list>
            <text:list-item>
              <text:p text:style-name="P20"><text:span text:style-name="T9">Mender Elum</text:span><text:span text:style-name="T5"> – Teron’gor corrupts the healing powers of Mender Elum, gaining powers of Affliction.</text:span></text:p>
              <text:list>
                <text:list-item>
                  <text:p text:style-name="P20"><text:span text:style-name="T9">Shadow Bolt</text:span><text:span text:style-name="T5"> – Fires a bolt of shadow energy at the targeted player, inflicting 20,000 Shadow damage.</text:span></text:p>
                </text:list-item>
                <text:list-item>
                  <text:p text:style-name="P20"><text:span text:style-name="T9">Curse of Exhaustion</text:span><text:span text:style-name="T5"> – Curses the target, reducing their movement speed by 70%</text:span></text:p>
                </text:list-item>
                <text:list-item>
                  <text:p text:style-name="P20"><text:span text:style-name="T9">Seed of Malevolence</text:span><text:span text:style-name="T5"> – Plants a demonic seed in the target, inflicting 9,000 Shadow damage every 3 sec. for 18 sec. If the target dies, or after 18 sec, the seed will explode, inflicting 50,000 Shadow damage to all targets within 10 yds. of them, and applying Seed of Corruption to them.</text:span></text:p>
                </text:list-item>
                <text:list-item>
                  <text:p text:style-name="P20"><text:span text:style-name="T9">Agony</text:span><text:span text:style-name="T5"> – Applies a curse of writhing agony to the target, inflicting 2,000 damage every 2 sec. The damage dealt by Agony will increase each time in deals damage.</text:span></text:p>
                </text:list-item>
                <text:list-item>
                  <text:p text:style-name="P20"><text:span text:style-name="T9">Drain Life</text:span><text:span text:style-name="T5"> – Drains the life from a player, inflicting 25,000 Shadow damage to them every 3 sec. for 6 sec. Each time it deals damage it also restores 2% of Teron’gor’s health.</text:span></text:p>
                </text:list-item>
                <text:list-item>
                  <text:p text:style-name="P20"><text:span text:style-name="T9">Unstable Affliction</text:span><text:span text:style-name="T5"> – Applies wasting magic to the target, inflicting 12,000 Shadow damage to the target every 2 sec for 14 sec. If Unstable Affliction is dispelled, it will detonate, inflicting 35,000 Shadow damage to the dispeller and silencing them for 4 sec.</text:span></text:p>
                </text:list-item>
              </text:list>
            </text:list-item>
            <text:list-item>
              <text:p text:style-name="P20"><text:span text:style-name="T9">Arcanist Joraa</text:span></text:p>
              <text:list>
                <text:list-item>
                  <text:p text:style-name="P20"><text:span text:style-name="T9">Chaos Bolt</text:span><text:span text:style-name="T5"> – Fires a bolt of whirling energies at the target, inflicting 99,999 Chaos damage.</text:span></text:p>
                </text:list-item>
                <text:list-item>
                  <text:p text:style-name="P20"><text:span text:style-name="T9">Immolate</text:span><text:span text:style-name="T5"> – Ignites the target’s flesh, inflicting 17,500 Fire damage every 3 sec. for 18 sec.</text:span></text:p>
                </text:list-item>
                <text:list-item>
                  <text:p text:style-name="P20"><text:span text:style-name="T9">Conflagrate</text:span><text:span text:style-name="T5"> – Burns the target, inflicting 20,000 Fire damage and reducing the target’s movement speed by 50% for 8 sec.</text:span></text:p>
                </text:list-item>
                <text:list-item>
                  <text:p text:style-name="P20"><text:soft-page-break/><text:span text:style-name="T9">Rain of Fire</text:span><text:span text:style-name="T5"> – Firey meteors rain down at the targetted location, inflicting 25,000 Fire damage to all enemies within the area every 2 sec. for 2 min.</text:span></text:p>
                </text:list-item>
                <text:list-item>
                  <text:p text:style-name="P20"><text:span text:style-name="T9">Incinerate</text:span><text:span text:style-name="T5"> – Sends a wave of fire to the current target, inflicting 35,000 Fire damage.</text:span></text:p>
                </text:list-item>
              </text:list>
            </text:list-item>
            <text:list-item>
              <text:p text:style-name="P20"><text:span text:style-name="T9">Vindicator Iruun</text:span></text:p>
              <text:list>
                <text:list-item>
                  <text:p text:style-name="P20"><text:span text:style-name="T9">Curse of Exhaustion</text:span><text:span text:style-name="T5"> – Curses the target, reducing their movement speed by 70%</text:span></text:p>
                </text:list-item>
                <text:list-item>
                  <text:p text:style-name="P20"><text:span text:style-name="T9">Demonic Leap</text:span><text:span text:style-name="T5"> – Leaps towards the target, inflicting 65,000 Physical damage to any targets within 10 yards of the impact position, and knocking them back.</text:span></text:p>
                </text:list-item>
                <text:list-item>
                  <text:p text:style-name="P20"><text:span text:style-name="T9">Doom</text:span><text:span text:style-name="T5"> – Inflicts 66,666 Shadow damage every 15 sec.</text:span></text:p>
                </text:list-item>
                <text:list-item>
                  <text:p text:style-name="P20"><text:span text:style-name="T9">Corruption</text:span><text:span text:style-name="T5"> – Corrupts the targets blood with malevolent energy, inflicting 15,000 Shadow damage every 3 sec. for 18 sec.</text:span></text:p>
                </text:list-item>
                <text:list-item>
                  <text:p text:style-name="P20"><text:span text:style-name="T9">Chaos Wave</text:span><text:span text:style-name="T5"> – Creates a wave of Chaos energy that travels forward from Teron’gor, inflicting 35,000 Chaos damage to any players it touches.</text:span></text:p>
                </text:list-item>
                <text:list-item>
                  <text:p text:style-name="P20"><text:span text:style-name="T9">Touch of Chaos</text:span><text:span text:style-name="T5"> – Unleashes energy at the enemy, causing 30,000 Chaos damage.</text:span></text:p>
                </text:list-item>
              </text:list>
            </text:list-item>
          </text:list>
        </text:list-item>
      </text:list>
      <text:h text:style-name="P11" text:outline-level="3"><text:bookmark text:name="Guide-4"/>Guide</text:h>
      <text:p text:style-name="P5"/>
      <text:p text:style-name="P7"><text:span text:style-name="T4">At the start of the fight you will face Teron’gor when he has not yet taken in the powers of one of the three spirits, but you will still have to deal with some abilities that he will throw at you. These abilities are </text:span><text:span text:style-name="T8">Shadow Bolt</text:span><text:span text:style-name="T4">, which should be interrupted if and when possible in order to reduce overall party damage, </text:span><text:span text:style-name="T8">Corruption</text:span><text:span text:style-name="T4">, which should be dispelled from players when it is applied to them, </text:span><text:span text:style-name="T8">Drain Life</text:span><text:span text:style-name="T4">, which should be interrupted as a priority in order to stop Teron’gor from healing and also </text:span><text:span text:style-name="T8">Rain of Fire</text:span><text:span text:style-name="T4"> which players can either move from or interrupt. Once you have hit 75% health Teron’gor will gain the powers of either a Demonology, Destruction or Affliction warlock and heal to full health. The fight will then continue in phase 2.</text:span></text:p>
      <text:p text:style-name="P5"/>
      <text:p text:style-name="P7"><text:span text:style-name="T4">If Teron’gor gains the powers of Mender Elum he will effectively become an Affliction Warlock and will gain the following spells: </text:span><text:span text:style-name="T8">Shadow Bolt</text:span><text:span text:style-name="T4">, which should be interrupted as much as possible, </text:span><text:span text:style-name="T8">Curse of Exhaustion</text:span><text:span text:style-name="T4">, which should be de-cursed however you do not need to worry about this too much as it does not deal damage to players, </text:span><text:span text:style-name="T8">Seed of Malevolence</text:span><text:span text:style-name="T4">, which will cause players to explode after 18 seconds and spread the seed so therefore you must be spread out and away from other players when the ability is about to run off you, </text:span><text:span text:style-name="T8">Agony</text:span><text:span text:style-name="T4">, which simply has to be healed through, </text:span><text:span text:style-name="T8">Drain Life</text:span><text:span text:style-name="T4">, which should be interrupted at all times to stop Teron’gor from healing and finally </text:span><text:span text:style-name="T8">Unstable Affliction</text:span><text:span text:style-name="T4"> which should be dispelled from players as soon as possible, however people should be spread out when this is dispelled as it will deal AoE damage when it is removed from them.</text:span></text:p>
      <text:p text:style-name="P5"/>
      <text:p text:style-name="P7"><text:span text:style-name="T4">If Teron’gor takes in the powers of Arcanist Joraa he will become a Destruction Warlock and you will have to deal with the following abilities: </text:span><text:span text:style-name="T8">Chaos Bolt</text:span><text:span text:style-name="T4">, which should be interrupted as a priority as and when possible by players due to the high amount of damage it deals, </text:span><text:span text:style-name="T8">Immolate</text:span><text:span text:style-name="T4">, which should be dispelled as soon as possible in order to reduce overall party damage, </text:span><text:span text:style-name="T8">Conflagrate</text:span><text:span text:style-name="T4">, which should also be dispelled in order to reduce the overall party damage, </text:span><text:span text:style-name="T8">Rain of Fire</text:span><text:span text:style-name="T4">, which will target a location and players should move from it as soon as possible and finally </text:span><text:span text:style-name="T8">Incinerate</text:span><text:span text:style-name="T4"> which should be moved from if it does get cast or interrupted otherwise.</text:span></text:p>
      <text:p text:style-name="P5"/>
      <text:p text:style-name="P7"><text:span text:style-name="T4">Finally, if Teron’gor takes in the power of Vindicator Iruun he will become a Demonology Warlock. If this does happen you will have to deal with the following abilities: </text:span><text:span text:style-name="T8">Curse of Exhaustion</text:span><text:span text:style-name="T4">, which should be de-cursed from players but not as a priority as it does not deal any damage, </text:span><text:span text:style-name="T8">Demonic Leap</text:span><text:span text:style-name="T4">, which means your party should spread out so that no more than 1 person gets hit by this at any time, </text:span><text:span text:style-name="T8">Doom</text:span><text:span text:style-name="T4">, which simply has to be healed through by your healers and also any personal cooldowns should be used to reduce damage taken, </text:span><text:span text:style-name="T8">Corruption</text:span><text:span text:style-name="T4">, which should be dispelled from players as soon as possible, </text:span><text:span text:style-name="T8">Chaos Wave</text:span><text:span text:style-name="T4">, which players can avoid by standing at a distance from the boss and moving to the side when the wave is coming towards them and finally </text:span><text:span text:style-name="T8">Touch of Chaos</text:span><text:span text:style-name="T4"> which simply has to be healed through. <text:s/>It is worth noting that there are currently no major differences on the Heroic mode version of this encounter, however players </text:span><text:soft-page-break/><text:span text:style-name="T4">should be aware of abilities dealing more overall dam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0:28:38.290541966</meta:creation-date>
    <dc:date>2014-11-23T11:32:34.517384820</dc:date>
    <meta:editing-duration>PT24M59S</meta:editing-duration>
    <meta:editing-cycles>2</meta:editing-cycles>
    <meta:generator>LibreOffice/4.3.3.2$Linux_X86_64 LibreOffice_project/430m0$Build-2</meta:generator>
    <meta:document-statistic meta:table-count="1" meta:image-count="0" meta:object-count="0" meta:page-count="7" meta:paragraph-count="122" meta:word-count="3583" meta:character-count="20214" meta:non-whitespace-character-count="16751"/>
  </office:meta>
</office:document-meta>
</file>